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ValidateTest_0.test_validate_utf8_benchmar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ValidateTest_0.test_validate_benchmar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